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4cm"/>
    </style:style>
    <style:style style:name="gr20" style:family="graphic" style:parent-style-name="standard">
      <style:graphic-properties svg:stroke-color="#0066cc" svg:stroke-linecap="round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Fine_20_Dashed" svg:stroke-width="0cm" svg:stroke-color="#4c4c4c"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dc23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text-align="center"/>
      <style:text-properties fo:color="#999999" style:font-name="Century Schoolbook L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Century Schoolbook L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4586" style:font-name="Courier1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80" style:font-name="Century Schoolbook L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999999"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2">&lt;class 'module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s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435cm" svg:x1="23.391cm" svg:y1="1.782cm" svg:x2="15.052cm" svg:y2="1.795cm" draw:start-shape="id15" draw:start-glue-point="2" draw:end-shape="id16" draw:end-glue-point="2" svg:d="M23391 1782v1139h-8339v-1126" svg:viewBox="0 0 8340 1140">
          <text:p/>
        </draw:connector>
        <draw:custom-shape draw:style-name="gr6" draw:text-style-name="P1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646cm" svg:x1="5.97cm" svg:y1="1.769cm" svg:x2="10.37cm" svg:y2="1.769cm" draw:start-shape="id17" draw:start-glue-point="2" draw:end-shape="id18" draw:end-glue-point="2" svg:d="M5970 1769c0 1719 4400 1719 4400 0" svg:viewBox="0 0 4401 1290">
          <text:p/>
        </draw:connector>
        <draw:frame draw:style-name="gr19" draw:text-style-name="P4" draw:layer="layout" svg:width="13.9cm" svg:height="0.844cm" svg:x="0.894cm" svg:y="12.757cm">
          <draw:text-box>
            <text:p><text:span text:style-name="T3">The class <text:s/></text:span><text:span text:style-name="T4">type</text:span><text:span text:style-name="T5"> </text:span><text:span text:style-name="T3">is a metaclass, so it is a subclass of itself</text:span></text:p>
          </draw:text-box>
        </draw:frame>
        <draw:custom-shape draw:style-name="gr20" draw:text-style-name="P1" draw:layer="layout" svg:width="0.508cm" svg:height="0.508cm" svg:x="0.45cm" svg:y="12.9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7.271cm" svg:y="2.457cm">
          <text:p text:style-name="P1"><text:span text:style-name="T6">1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1.771cm" svg:y="2.357cm">
          <text:p text:style-name="P1"><text:span text:style-name="T6">1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508cm" svg:height="0.508cm" svg:x="12.017cm" svg:y="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20" draw:id="id20" draw:layer="layout" svg:width="0.508cm" svg:height="0.508cm" svg:x="10.6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22" draw:text-style-name="P1" draw:layer="layout" draw:line-skew="0.652cm" svg:x1="12.271cm" svg:y1="1.795cm" svg:x2="10.952cm" svg:y2="1.795cm" draw:start-shape="id19" draw:start-glue-point="2" draw:end-shape="id20" draw:end-glue-point="2" svg:d="M12271 1795v1152h-1319v-1152" svg:viewBox="0 0 1320 1153">
          <text:p/>
        </draw:connector>
        <draw:custom-shape draw:style-name="gr6" draw:text-style-name="P1" xml:id="id16" draw:id="id16" draw:layer="layout" svg:width="0.508cm" svg:height="0.508cm" svg:x="14.798cm" svg:y="1.287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" draw:text-style-name="P1" draw:layer="layout" draw:line-skew="0.711cm" svg:x1="14.27cm" svg:y1="1.783cm" svg:x2="13.051cm" svg:y2="1.783cm" draw:start-shape="id21" draw:start-glue-point="2" draw:end-shape="id22" draw:end-glue-point="2" svg:d="M14270 1783v1211h-1219v-1211" svg:viewBox="0 0 1220 1212">
          <text:p/>
        </draw:connector>
        <draw:custom-shape draw:style-name="gr6" draw:text-style-name="P1" xml:id="id22" draw:id="id22" draw:layer="layout" svg:width="0.508cm" svg:height="0.508cm" svg:x="12.797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0.508cm" svg:height="0.508cm" svg:x="14.016cm" svg:y="1.2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577cm" svg:height="0.527cm" svg:x="13.372cm" svg:y="2.371cm">
          <text:p text:style-name="P1"><text:span text:style-name="T6">2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577cm" svg:height="0.527cm" svg:x="8.672cm" svg:y="1.571cm">
          <text:p text:style-name="P1"><text:span text:style-name="T6">2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.897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16cm" svg:y="1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508cm" svg:height="0.508cm" svg:x="3.898cm" svg:y="1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4" draw:id="id24" draw:layer="layout" svg:width="0.508cm" svg:height="0.508cm" svg:x="5.217cm" svg:y="1.288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line-skew="0.652cm" svg:x1="4.152cm" svg:y1="1.796cm" svg:x2="5.471cm" svg:y2="1.796cm" draw:start-shape="id23" draw:start-glue-point="2" draw:end-shape="id24" draw:end-glue-point="2" svg:d="M4152 1796v1152h1319v-1152" svg:viewBox="0 0 1320 1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6T20:04:44.049029189</dc:date>
    <dc:creator>Marco Buttu</dc:creator>
    <meta:editing-duration>PT3H58M15S</meta:editing-duration>
    <meta:editing-cycles>56</meta:editing-cycles>
    <meta:generator>LibreOffice/4.2.6.3$Linux_X86_64 LibreOffice_project/420m0$Build-3</meta:generator>
    <meta:document-statistic meta:object-count="53"/>
  </office:meta>
</office:document-meta>
</file>